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335a" officeooo:paragraph-rsid="0007335a"/>
    </style:style>
    <style:style style:name="P2" style:family="paragraph" style:parent-style-name="Standard">
      <style:text-properties officeooo:rsid="0007335a" officeooo:paragraph-rsid="000b6e87"/>
    </style:style>
    <style:style style:name="P3" style:family="paragraph" style:parent-style-name="Standard">
      <style:text-properties officeooo:paragraph-rsid="000b6e87"/>
    </style:style>
    <style:style style:name="P4" style:family="paragraph" style:parent-style-name="Standard">
      <style:text-properties officeooo:rsid="00096e62" officeooo:paragraph-rsid="00096e62"/>
    </style:style>
    <style:style style:name="P5" style:family="paragraph" style:parent-style-name="Standard">
      <style:text-properties officeooo:paragraph-rsid="0012aa45"/>
    </style:style>
    <style:style style:name="P6" style:family="paragraph" style:parent-style-name="Standard">
      <style:text-properties officeooo:rsid="001563fb" officeooo:paragraph-rsid="001563fb"/>
    </style:style>
    <style:style style:name="P7" style:family="paragraph" style:parent-style-name="Standard">
      <style:text-properties officeooo:paragraph-rsid="001563fb"/>
    </style:style>
    <style:style style:name="P8" style:family="paragraph" style:parent-style-name="Standard">
      <style:text-properties officeooo:paragraph-rsid="00096e62"/>
    </style:style>
    <style:style style:name="P9" style:family="paragraph" style:parent-style-name="Standard">
      <style:text-properties officeooo:paragraph-rsid="001744f0"/>
    </style:style>
    <style:style style:name="P10" style:family="paragraph" style:parent-style-name="Standard">
      <style:text-properties officeooo:paragraph-rsid="001ca9d3"/>
    </style:style>
    <style:style style:name="P11" style:family="paragraph" style:parent-style-name="Standard">
      <style:text-properties officeooo:rsid="0007335a" officeooo:paragraph-rsid="0007335a"/>
    </style:style>
    <style:style style:name="P12" style:family="paragraph" style:parent-style-name="Standard">
      <style:text-properties officeooo:paragraph-rsid="001e4be7"/>
    </style:style>
    <style:style style:name="T1" style:family="text">
      <style:text-properties officeooo:rsid="0007335a"/>
    </style:style>
    <style:style style:name="T2" style:family="text">
      <style:text-properties officeooo:rsid="00096e62"/>
    </style:style>
    <style:style style:name="T3" style:family="text">
      <style:text-properties officeooo:rsid="0009d943"/>
    </style:style>
    <style:style style:name="T4" style:family="text">
      <style:text-properties officeooo:rsid="000b6e87"/>
    </style:style>
    <style:style style:name="T5" style:family="text">
      <style:text-properties officeooo:rsid="000b8cf5"/>
    </style:style>
    <style:style style:name="T6" style:family="text">
      <style:text-properties officeooo:rsid="000b95c8"/>
    </style:style>
    <style:style style:name="T7" style:family="text">
      <style:text-properties officeooo:rsid="000dec61"/>
    </style:style>
    <style:style style:name="T8" style:family="text">
      <style:text-properties officeooo:rsid="000fba1e"/>
    </style:style>
    <style:style style:name="T9" style:family="text">
      <style:text-properties officeooo:rsid="001036d3"/>
    </style:style>
    <style:style style:name="T10" style:family="text">
      <style:text-properties officeooo:rsid="0012aa45"/>
    </style:style>
    <style:style style:name="T11" style:family="text">
      <style:text-properties officeooo:rsid="0014107e"/>
    </style:style>
    <style:style style:name="T12" style:family="text">
      <style:text-properties officeooo:rsid="001563fb"/>
    </style:style>
    <style:style style:name="T13" style:family="text">
      <style:text-properties officeooo:rsid="001744f0"/>
    </style:style>
    <style:style style:name="T14" style:family="text">
      <style:text-properties fo:font-variant="normal" fo:text-transform="none" fo:color="#202122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style:font-name="Liberation Serif" officeooo:rsid="001744f0"/>
    </style:style>
    <style:style style:name="T16" style:family="text">
      <style:text-properties officeooo:rsid="0017a2e7"/>
    </style:style>
    <style:style style:name="T17" style:family="text">
      <style:text-properties officeooo:rsid="001af7ad"/>
    </style:style>
    <style:style style:name="T18" style:family="text">
      <style:text-properties officeooo:rsid="001ca9d3"/>
    </style:style>
    <style:style style:name="T19" style:family="text">
      <style:text-properties officeooo:rsid="001e4b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19">S</text:span>istema informativo comunale</text:p>
      <text:p text:style-name="P1"/>
      <text:p text:style-name="P12"><text:span text:style-name="T10">L</text:span><text:span text:style-name="T7">a</text:span><text:span text:style-name="T1"> </text:span><text:span text:style-name="T10">responsabilità della </text:span><text:span text:style-name="T1">gestione </text:span><text:span text:style-name="T10">complessiva </text:span><text:span text:style-name="T1">del sistema informativo </text:span><text:span text:style-name="T10">comunale è affidata all</text:span><text:span text:style-name="T7">’ Area Innovazione, Fondi Europei e Sistema Informativo: </text:span><text:span text:style-name="T19">essa</text:span><text:span text:style-name="T10"> è una</text:span><text:span text:style-name="T7"> delle 12 divisioni </text:span><text:span text:style-name="T10">che compongono l’organigramma funzionale dell’ente.</text:span></text:p>
      <text:p text:style-name="P12"><text:span text:style-name="T19">L</text:span><text:span text:style-name="T10">’Area</text:span><text:span text:style-name="T7"> è a </text:span><text:span text:style-name="T5">suddivi</text:span><text:span text:style-name="T7">sa</text:span><text:span text:style-name="T5"> in tre servizi </text:span><text:span text:style-name="T10">aventi competenze su </text:span><text:span text:style-name="T19">i</text:span><text:span text:style-name="T10">nnovazione </text:span><text:span text:style-name="T19">e fondi europei</text:span><text:span text:style-name="T10">, servizi informatici, servizi telematici e hardware</text:span><text:span text:style-name="T5">. </text:span></text:p>
      <text:p text:style-name="P5"><text:span text:style-name="T10">Il </text:span><text:span text:style-name="T2">Responsabile per la Transizione al Digitale,</text:span><text:span text:style-name="T1"> previsto dal</text:span><text:span text:style-name="T10">l’art. 17 comma 1 del </text:span><text:span text:style-name="T1">CAD, </text:span><text:span text:style-name="T10">è </text:span><text:span text:style-name="T5">inserito in organigramma </text:span><text:span text:style-name="T11">tra le figure centrali dell’organigramma alle dirette dipendenze del vertice dell’ente come previsto dal comma 1ter dello stesso articolo.</text:span></text:p>
      <text:p text:style-name="P5"/>
      <text:p text:style-name="P9"><text:span text:style-name="T2">In origine il </text:span><text:span text:style-name="T11">s</text:span><text:span text:style-name="T2">istema </text:span><text:span text:style-name="T11">i</text:span><text:span text:style-name="T2">nformatico dell’ente era </text:span><text:span text:style-name="T11">gestito </text:span><text:span text:style-name="T19">in proprio </text:span><text:span text:style-name="T11">e gli applicativi </text:span><text:span text:style-name="T19">erano </text:span><text:span text:style-name="T2">sviluppat</text:span><text:span text:style-name="T11">i</text:span><text:span text:style-name="T2"> internamente: alla fin</text:span><text:span text:style-name="T5">e</text:span><text:span text:style-name="T2"> degli anno 70 </text:span><text:span text:style-name="T11">fu</text:span><text:span text:style-name="T2"> costituito, </text:span><text:span text:style-name="T6">riunendo progetti sorti nella diverse ripartizioni, </text:span><text:span text:style-name="T2">un servizio specifico denominato Centro Elaborazione Dati per la gestione di applicazioni su mainframe </text:span><text:span text:style-name="T13">(in origine su elaboratori Siemens </text:span><text:span text:style-name="T16">serie 4004 </text:span><text:span text:style-name="T13">con so BS1000 e successivamente su elaboratori IBM 370 </text:span><text:span text:style-name="T16">con</text:span><text:span text:style-name="T13"> so MVS XA-</text:span><text:span text:style-name="T15"> </text:span><text:span text:style-name="T14">Multiple Virtual Storage</text:span><text:span text:style-name="T13">) </text:span><text:span text:style-name="T2">ed un altro servizio di Office Automation </text:span><text:span text:style-name="T13">creato a</text:span><text:span text:style-name="T19">lla</text:span><text:span text:style-name="T13"> fine </text:span><text:span text:style-name="T19">degli </text:span><text:span text:style-name="T13">anni 80 con l’</text:span><text:span text:style-name="T19">installazione negli uffici </text:span><text:span text:style-name="T13">dei primi personal computer </text:span><text:span text:style-name="T19">e questa seconda struttura operativa</text:span><text:span text:style-name="T6"> si occupava soprattutto d</text:span><text:span text:style-name="T13">ello sviluppo di</text:span><text:span text:style-name="T6"> </text:span><text:span text:style-name="T13">database</text:span><text:span text:style-name="T6"> </text:span><text:span text:style-name="T13">da installare sui pc</text:span><text:span text:style-name="T2">.</text:span></text:p>
      <text:p text:style-name="P6">Nelle due strutture furono sviluppati <text:span text:style-name="T19">numerosi</text:span> progetti di informatizzazione per vari servizi: anagrafe e stato civile, bilancio, gestione del personale, gestione dei beni economali e dell’inventario dell’ente, tributi, pagamento di servizi a domanda individuale come la mensa scolastica, gestione delle notifiche degli atti e delle contravvenzioni al codice della strada, gestione documentale e protocollo. </text:p>
      <text:p text:style-name="P7"><text:span text:style-name="T12">Nel corso degli anni questi servizi sono stati sostituiti da sistemi più recenti </text:span><text:span text:style-name="T19">in modalità </text:span><text:span text:style-name="T12">client server o con servizi web.</text:span></text:p>
      <text:p text:style-name="P8"><text:span text:style-name="T16">All’inizio</text:span><text:span text:style-name="T2"> degli anni 90 la Città ha sviluppato e promosso </text:span><text:span text:style-name="T16">il</text:span><text:span text:style-name="T2"> </text:span><text:span text:style-name="T16">progetto</text:span><text:span text:style-name="T2"> di outsourcing del proprio sistema informatico </text:span><text:span text:style-name="T19">infine</text:span><text:span text:style-name="T2"> realizzato nel 1997, affidando la gestione di HW e SW al CSI </text:span><text:span text:style-name="T16">Piemonte </text:span><text:span text:style-name="T19">(</text:span><text:span text:style-name="T16">di cui la Città è una dei soci più importanti</text:span><text:span text:style-name="T19">)</text:span><text:span text:style-name="T16">, </text:span><text:span text:style-name="T2">stipulando una convenzione </text:span><text:span text:style-name="T16">per la fornitura di servizi hardware e software </text:span><text:span text:style-name="T2">rinnovata a cadenza triennale fino ad oggi.</text:span></text:p>
      <text:p text:style-name="P4">Con <text:span text:style-name="T16">l’outsourcing dei servizi informatici, le due strutture </text:span>citat<text:span text:style-name="T16">e</text:span> sono stat<text:span text:style-name="T16">e</text:span> chius<text:span text:style-name="T16">e</text:span> ed è stato creato un Servizio Sistema Informativo a cui fanno riferimento <text:span text:style-name="T16">i</text:span> servizi <text:span text:style-name="T16">centrali e l</text:span>e divisioni della città per le esigenze riguardanti applicativi, risorse hardware e connettività.</text:p>
      <text:p text:style-name="P3"><text:span text:style-name="T18">Con l’evoluzione organizzativa dell’ente il Servizio Sistema Informativo è diventato oggi </text:span><text:span text:style-name="T7">Area Innovazione, Fondi Europei e Sistema Informativo: </text:span><text:span text:style-name="T19">essa</text:span><text:span text:style-name="T18"> </text:span><text:span text:style-name="T7">ha il ruolo di</text:span><text:span text:style-name="T4"> coordinamento e supervisione gestionale del sistema informativo e informatico comunale, interagisce ed è l’interfaccia operativ</text:span><text:span text:style-name="T17">a</text:span><text:span text:style-name="T4"> con CSI Piemonte; </text:span><text:span text:style-name="T17">tra il personale dipendente dall’area</text:span><text:span text:style-name="T4"> </text:span><text:span text:style-name="T1">sono presenti dipendenti con </text:span><text:span text:style-name="T3">professionalità</text:span><text:span text:style-name="T1"> </text:span><text:span text:style-name="T4">tecnico-</text:span><text:span text:style-name="T1">informatiche.</text:span></text:p>
      <text:p text:style-name="P10"><text:span text:style-name="T4">Negli altri Servizi e Divisioni sono </text:span><text:span text:style-name="T9">stati </text:span><text:span text:style-name="T8">individuati i</text:span><text:span text:style-name="T4"> master informatici, </text:span><text:span text:style-name="T8">utenti esperti </text:span><text:span text:style-name="T4">che svolgono un ruolo di interfaccia e di referente </text:span><text:span text:style-name="T18">nella relazione con gli uffici tecnici dell’Area Innovazione </text:span><text:span text:style-name="T4">per i problemi riguardanti la fruizione dei servizi: in alcuni casi sono in possesso di buone competenze tecniche e si interfacciano direttamente con CSI Piemonte per la gestione degli applicativi.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0T19:30:12.291000000</meta:creation-date>
    <dc:date>2020-10-24T16:35:41.563000000</dc:date>
    <meta:editing-duration>PT2H37M54S</meta:editing-duration>
    <meta:editing-cycles>12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11" meta:word-count="481" meta:character-count="3334" meta:non-whitespace-character-count="2862"/>
  </office:meta>
</office:document-meta>
</file>